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78e"/>
    </style:style>
    <style:style style:name="P2" style:family="paragraph" style:parent-style-name="Standard">
      <style:text-properties officeooo:rsid="000d25f1" officeooo:paragraph-rsid="000d25f1"/>
    </style:style>
    <style:style style:name="P3" style:family="paragraph" style:parent-style-name="Standard">
      <style:text-properties officeooo:rsid="0010e8f3" officeooo:paragraph-rsid="0010e8f3"/>
    </style:style>
    <style:style style:name="P4" style:family="paragraph" style:parent-style-name="Standard">
      <style:text-properties officeooo:rsid="0012e5f5" officeooo:paragraph-rsid="0012e5f5"/>
    </style:style>
    <style:style style:name="P5" style:family="paragraph" style:parent-style-name="Standard">
      <style:text-properties officeooo:rsid="00157915" officeooo:paragraph-rsid="00157915"/>
    </style:style>
    <style:style style:name="P6" style:family="paragraph" style:parent-style-name="Standard">
      <style:text-properties officeooo:rsid="0018ca0c" officeooo:paragraph-rsid="0018ca0c"/>
    </style:style>
    <style:style style:name="P7" style:family="paragraph" style:parent-style-name="Standard">
      <style:text-properties officeooo:rsid="00190db5" officeooo:paragraph-rsid="00190db5"/>
    </style:style>
    <style:style style:name="P8" style:family="paragraph" style:parent-style-name="Standard">
      <style:text-properties officeooo:rsid="001b542a" officeooo:paragraph-rsid="001b542a"/>
    </style:style>
    <style:style style:name="P9" style:family="paragraph" style:parent-style-name="Standard">
      <style:text-properties officeooo:rsid="0022c454" officeooo:paragraph-rsid="0022c454"/>
    </style:style>
    <style:style style:name="P10" style:family="paragraph" style:parent-style-name="Standard">
      <style:text-properties officeooo:rsid="0025eecb" officeooo:paragraph-rsid="0025eecb"/>
    </style:style>
    <style:style style:name="T1" style:family="text">
      <style:text-properties officeooo:rsid="000ee4d8"/>
    </style:style>
    <style:style style:name="T2" style:family="text">
      <style:text-properties officeooo:rsid="000fd844"/>
    </style:style>
    <style:style style:name="T3" style:family="text">
      <style:text-properties officeooo:rsid="0012e5f5"/>
    </style:style>
    <style:style style:name="T4" style:family="text">
      <style:text-properties officeooo:rsid="00144e37"/>
    </style:style>
    <style:style style:name="T5" style:family="text">
      <style:text-properties officeooo:rsid="00157915"/>
    </style:style>
    <style:style style:name="T6" style:family="text">
      <style:text-properties officeooo:rsid="00194c96"/>
    </style:style>
    <style:style style:name="T7" style:family="text">
      <style:text-properties officeooo:rsid="001b37cd"/>
    </style:style>
    <style:style style:name="T8" style:family="text">
      <style:text-properties officeooo:rsid="00202ad0"/>
    </style:style>
    <style:style style:name="T9" style:family="text">
      <style:text-properties officeooo:rsid="00205055"/>
    </style:style>
    <style:style style:name="T10" style:family="text">
      <style:text-properties officeooo:rsid="00211675"/>
    </style:style>
    <style:style style:name="T11" style:family="text">
      <style:text-properties officeooo:rsid="002150d7"/>
    </style:style>
    <style:style style:name="T12" style:family="text">
      <style:text-properties officeooo:rsid="00248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dências do gerenciamento de configuração</text:p>
      <text:p text:style-name="P1"/>
      <text:p text:style-name="P2">A INTELIGÊNCIA ARTIFICIAL – PODE UM COMPUTADOR APRENDER E PENSAR? </text:p>
      <text:p text:style-name="P2">-<text:span text:style-name="T1">a IA está passando a melhorar diversas utilidades e aplicações que há 5 ou 10 anos já existiam. </text:span></text:p>
      <text:p text:style-name="P2">-<text:span text:style-name="T2">Pelo fato de se tornar uma tendência mundial, ignorá-la pode significar uma grande desvantagem. </text:span></text:p>
      <text:p text:style-name="P2"/>
      <text:p text:style-name="P3">EXISTEM 2 CATEGORIAS MACRO DE IA: </text:p>
      <text:p text:style-name="P3"/>
      <text:p text:style-name="P3">IA ESTRITA: <text:span text:style-name="T3">IA FRACA, contexto limitado, foca em uma única tarefa, </text:span><text:span text:style-name="T5">geralmente especializado <text:tab/>em fazer uma única tarefa muito bem feita. </text:span></text:p>
      <text:p text:style-name="P5">Ex: assistentes inteligentes(alexa, siri, etc…), drones, recomendações personalizadas, <text:tab/>reconhecimento de imagem e voz.</text:p>
      <text:p text:style-name="P3"/>
      <text:p text:style-name="P4">IA GERAL: <text:span text:style-name="T4">IA FORTE, pode ser aplicada para resolver qualquer tipo de problema. </text:span></text:p>
      <text:p text:style-name="P4"/>
      <text:p text:style-name="P6">A IA, basicamente necessita de dados , muitos dados, porém, nem sempre estes dados estão limpos, <text:tab/>ou no mesmo padrão. Para isso, antes de utilizar estes dados para aprendizagem de máquina, <text:tab/>é necessário processar estes dados de modo a deixar eles limpos e prontos para serem utilizados.</text:p>
      <text:p text:style-name="P6"/>
      <text:p text:style-name="P7">APRENDIZADO DE MÁQUINA <text:span text:style-name="T8">(MACHINE LEARNING)</text:span></text:p>
      <text:p text:style-name="P7">-<text:span text:style-name="T6">é considerado IA do tipo tradicional. </text:span></text:p>
      <text:p text:style-name="P7">-<text:span text:style-name="T7">requer muita intervenção humana, seja durante a seleção das características, seja durante o próprio treinamento. </text:span></text:p>
      <text:p text:style-name="P7"/>
      <text:p text:style-name="P8">APRENDIZADO PROFUNDO <text:span text:style-name="T8">(DEEP LEARNING)</text:span></text:p>
      <text:p text:style-name="P8">-<text:span text:style-name="T9">gira em torno de aplicações de redes neurais. </text:span></text:p>
      <text:p text:style-name="P8">-<text:span text:style-name="T10">como nome diz, remete ao funcionamento do próprio cérebro, diversos neurônios conectados entre <text:tab/>si.</text:span></text:p>
      <text:p text:style-name="P8">-<text:span text:style-name="T11">aplicado princípios estatísticos para aprendizado automatizado. </text:span></text:p>
      <text:p text:style-name="P8"/>
      <text:p text:style-name="P9">O EMPREGO DA IA NA GERÊNCIA DE CONFIGURAÇÃO </text:p>
      <text:p text:style-name="P9">-<text:span text:style-name="T12">ok </text:span></text:p>
      <text:p text:style-name="P9"/>
      <text:p text:style-name="P10">CONCLUSÃO </text:p>
      <text:p text:style-name="P10">-não substitui </text:p>
      <text:p text:style-name="P10">-cuidado ao utilizar, e deixar de lado a própria lógica </text:p>
      <text:p text:style-name="P10">-</text:p>
      <text:p text:style-name="P9"/>
      <text:p text:style-name="P9"/>
      <text:p text:style-name="P8"/>
      <text:p text:style-name="P8"/>
      <text:p text:style-name="P6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7:25:33.212000000</meta:creation-date>
    <dc:date>2024-05-07T13:10:47.507000000</dc:date>
    <meta:editing-duration>P1DT34M47S</meta:editing-duration>
    <meta:editing-cycles>2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2" meta:word-count="227" meta:character-count="1529" meta:non-whitespace-character-count="1303"/>
  </office:meta>
</office:document-meta>
</file>